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492a" officeooo:paragraph-rsid="00014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operacyjny: Windows home 10</text:p>
      <text:p text:style-name="P1">Środowisko programistyczne: visual studio 2022</text:p>
      <text:p text:style-name="P1">Język programowania: C#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07:51:19.964000000</dc:date>
    <meta:editing-duration>PT2M1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13" meta:character-count="103" meta:non-whitespace-character-count="93"/>
  </office:meta>
</office:document-meta>
</file>